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3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>
      <style:paragraph-properties fo:margin-bottom="0in" style:line-height-at-least="0.1979in" fo:background-color="#1E1E1E"/>
    </style:style>
    <style:style style:name="T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6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/>
    </style:style>
    <style:style style:name="P7" style:parent-style-name="ListParagraph" style:family="paragraph">
      <style:paragraph-properties fo:margin-bottom="0in" style:line-height-at-least="0.1979in" fo:background-color="#1E1E1E"/>
    </style:style>
    <style:style style:name="T8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/>
    </style:style>
    <style:style style:name="T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P10" style:parent-style-name="ListParagraph" style:family="paragraph">
      <style:paragraph-properties fo:margin-bottom="0in" style:line-height-at-least="0.1979in" fo:background-color="#1E1E1E"/>
    </style:style>
    <style:style style:name="T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13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1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15" style:parent-style-name="ListParagraph" style:family="paragraph">
      <style:paragraph-properties fo:margin-bottom="0in" style:line-height-at-least="0.1979in" fo:background-color="#1E1E1E"/>
    </style:style>
    <style:style style:name="T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18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2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24" style:parent-style-name="ListParagraph" style:family="paragraph">
      <style:paragraph-properties fo:margin-bottom="0in" style:line-height-at-least="0.1979in" fo:background-color="#1E1E1E"/>
    </style:style>
    <style:style style:name="T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27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30" style:parent-style-name="ListParagraph" style:family="paragraph">
      <style:paragraph-properties fo:margin-bottom="0in" style:line-height-at-least="0.1979in" fo:background-color="#1E1E1E"/>
    </style:style>
    <style:style style:name="T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3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35" style:parent-style-name="ListParagraph" style:family="paragraph">
      <style:paragraph-properties fo:margin-bottom="0in" style:line-height-at-least="0.1979in" fo:background-color="#1E1E1E"/>
    </style:style>
    <style:style style:name="T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44" style:parent-style-name="ListParagraph" style:family="paragraph">
      <style:paragraph-properties fo:margin-bottom="0in" style:line-height-at-least="0.1979in" fo:background-color="#1E1E1E"/>
    </style:style>
    <style:style style:name="T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50" style:parent-style-name="ListParagraph" style:family="paragraph">
      <style:paragraph-properties fo:margin-bottom="0in" style:line-height-at-least="0.1979in" fo:background-color="#1E1E1E"/>
    </style:style>
    <style:style style:name="T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55" style:parent-style-name="ListParagraph" style:family="paragraph">
      <style:paragraph-properties fo:margin-bottom="0in" style:line-height-at-least="0.1979in" fo:background-color="#1E1E1E"/>
    </style:style>
    <style:style style:name="T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5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58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63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64" style:parent-style-name="ListParagraph" style:family="paragraph">
      <style:paragraph-properties fo:margin-bottom="0in" style:line-height-at-least="0.1979in" fo:background-color="#1E1E1E"/>
    </style:style>
    <style:style style:name="T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6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67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70" style:parent-style-name="ListParagraph" style:family="paragraph">
      <style:paragraph-properties fo:margin-bottom="0in" style:line-height-at-least="0.1979in" fo:background-color="#1E1E1E"/>
    </style:style>
    <style:style style:name="T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75" style:parent-style-name="ListParagraph" style:family="paragraph">
      <style:paragraph-properties fo:margin-bottom="0in" style:line-height-at-least="0.1979in" fo:background-color="#1E1E1E"/>
    </style:style>
    <style:style style:name="T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T78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/>
    </style:style>
    <style:style style:name="T79" style:parent-style-name="DefaultParagraphFont" style:family="text">
      <style:text-properties style:font-name="Consolas" style:font-name-asian="Times New Roman" style:font-name-complex="Times New Roman" fo:color="#808080" fo:font-size="10.5pt" style:font-size-asian="10.5pt" style:font-size-complex="10.5pt"/>
    </style:style>
    <style:style style:name="P80" style:parent-style-name="ListParagraph" style:family="paragraph"/>
    <style:style style:name="P81" style:parent-style-name="ListParagraph" style:family="paragraph"/>
    <style:style style:name="P82" style:parent-style-name="ListParagraph" style:family="paragraph"/>
    <style:style style:name="P83" style:parent-style-name="ListParagraph" style:family="paragraph"/>
    <style:style style:name="P84" style:parent-style-name="Normal" style:family="paragraph">
      <style:paragraph-properties fo:margin-bottom="0in" style:line-height-at-least="0.1979in" fo:background-color="#1E1E1E"/>
    </style:style>
    <style:style style:name="T8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91" style:parent-style-name="Normal" style:family="paragraph">
      <style:paragraph-properties fo:margin-bottom="0in" style:line-height-at-least="0.1979in" fo:background-color="#1E1E1E"/>
    </style:style>
    <style:style style:name="T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/>
    </style:style>
    <style:style style:name="P94" style:parent-style-name="Normal" style:family="paragraph">
      <style:paragraph-properties fo:margin-bottom="0in" style:line-height-at-least="0.1979in" fo:background-color="#1E1E1E"/>
    </style:style>
    <style:style style:name="T95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1E1E1E"/>
    </style:style>
    <style:style style:name="T97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/>
    </style:style>
    <style:style style:name="P98" style:parent-style-name="Normal" style:family="paragraph">
      <style:paragraph-properties fo:margin-bottom="0in" style:line-height-at-least="0.1979in" fo:background-color="#1E1E1E"/>
    </style:style>
    <style:style style:name="T99" style:parent-style-name="DefaultParagraphFont" style:family="text">
      <style:text-properties style:font-name="Consolas" style:font-name-asian="Times New Roman" style:font-name-complex="Times New Roman" fo:color="#6A9955" fo:font-size="10.5pt" style:font-size-asian="10.5pt" style:font-size-complex="10.5pt"/>
    </style:style>
    <style:style style:name="P100" style:parent-style-name="Normal" style:family="paragraph">
      <style:paragraph-properties fo:margin-bottom="0in" style:line-height-at-least="0.1979in" fo:background-color="#1E1E1E"/>
    </style:style>
    <style:style style:name="T1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20" style:parent-style-name="Normal" style:family="paragraph">
      <style:paragraph-properties fo:margin-bottom="0in" style:line-height-at-least="0.1979in" fo:background-color="#1E1E1E"/>
    </style:style>
    <style:style style:name="T1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1E1E1E"/>
    </style:style>
    <style:style style:name="T1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1E1E1E"/>
    </style:style>
    <style:style style:name="T1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48" style:parent-style-name="Normal" style:family="paragraph">
      <style:paragraph-properties fo:margin-bottom="0in" style:line-height-at-least="0.1979in" fo:background-color="#1E1E1E"/>
    </style:style>
    <style:style style:name="T1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1E1E1E"/>
    </style:style>
    <style:style style:name="T1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2" style:parent-style-name="Normal" style:family="paragraph">
      <style:paragraph-properties fo:margin-bottom="0in" style:line-height-at-least="0.1979in" fo:background-color="#1E1E1E"/>
    </style:style>
    <style:style style:name="T1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/>
    </style:style>
    <style:style style:name="T1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3" style:parent-style-name="Normal" style:family="paragraph">
      <style:paragraph-properties fo:margin-bottom="0in" style:line-height-at-least="0.1979in" fo:background-color="#1E1E1E"/>
    </style:style>
    <style:style style:name="T1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0" style:parent-style-name="Normal" style:family="paragraph">
      <style:paragraph-properties fo:margin-bottom="0in" style:line-height-at-least="0.1979in" fo:background-color="#1E1E1E"/>
    </style:style>
    <style:style style:name="T1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84" style:parent-style-name="Normal" style:family="paragraph">
      <style:paragraph-properties fo:margin-bottom="0in" style:line-height-at-least="0.1979in" fo:background-color="#1E1E1E"/>
    </style:style>
    <style:style style:name="T1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8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1E1E1E"/>
    </style:style>
    <style:style style:name="T1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04" style:parent-style-name="Normal" style:family="paragraph">
      <style:paragraph-properties fo:margin-bottom="0in" style:line-height-at-least="0.1979in" fo:background-color="#1E1E1E"/>
    </style:style>
    <style:style style:name="T2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0" style:parent-style-name="Normal" style:family="paragraph">
      <style:paragraph-properties fo:margin-bottom="0in" style:line-height-at-least="0.1979in" fo:background-color="#1E1E1E"/>
    </style:style>
    <style:style style:name="T2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22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29" style:parent-style-name="ListParagraph" style:family="paragraph"/>
    <style:style style:name="P230" style:parent-style-name="ListParagraph" style:family="paragraph"/>
    <style:style style:name="P231" style:parent-style-name="ListParagraph" style:family="paragraph"/>
    <style:style style:name="P232" style:parent-style-name="ListParagraph" style:family="paragraph"/>
    <style:style style:name="P233" style:parent-style-name="ListParagraph" style:family="paragraph"/>
    <style:style style:name="P234" style:parent-style-name="ListParagraph" style:family="paragraph"/>
    <style:style style:name="P235" style:parent-style-name="ListParagraph" style:family="paragraph"/>
    <style:style style:name="P236" style:parent-style-name="ListParagraph" style:family="paragraph"/>
    <style:style style:name="P237" style:parent-style-name="ListParagraph" style:family="paragraph"/>
    <style:style style:name="P238" style:parent-style-name="ListParagraph" style:family="paragraph"/>
    <style:style style:name="P239" style:parent-style-name="ListParagraph" style:family="paragraph"/>
    <style:style style:name="P240" style:parent-style-name="ListParagraph" style:family="paragraph"/>
    <style:style style:name="P241" style:parent-style-name="ListParagraph" style:family="paragraph"/>
    <style:style style:name="P242" style:parent-style-name="ListParagraph" style:family="paragraph"/>
    <style:style style:name="P243" style:parent-style-name="ListParagraph" style:family="paragraph"/>
    <style:style style:name="S2" style:family="section">
      <style:section-properties fo:margin-left="0in" fo:margin-right="0in" style:writing-mode="lr-tb"/>
    </style:style>
    <style:style style:name="P244" style:parent-style-name="ListParagraph" style:family="paragraph"/>
  </office:automatic-styles>
  <office:body>
    <office:text text:use-soft-page-breaks="true">
      <text:h text:style-name="P1" text:outline-level="3">Material UI</text:h>
      <text:h text:style-name="Heading3" text:outline-level="3">Basic</text:h>
      <text:p text:style-name="Normal">Hook API:<text:s/></text:p>
      <text:list text:style-name="LFO3" text:continue-numbering="true">
        <text:list-item>
          <text:p text:style-name="P2">Doesn’t bind with the component</text:p>
        </text:list-item>
      </text:list>
      <text:p text:style-name="Normal">Higher order component AI:<text:s/></text:p>
      <text:list text:style-name="LFO3" text:continue-numbering="true">
        <text:list-item>
          <text:p text:style-name="P3">Bind with the component</text:p>
        </text:list-item>
      </text:list>
      <text:h text:style-name="Heading3" text:outline-level="3">React router</text:h>
      <text:list text:style-name="LFO3" text:continue-numbering="true">
        <text:list-item>
          <text:p text:style-name="P4"><text:span text:style-name="T5">{</text:span><text:span text:style-name="T6">/* A &lt;Switch&gt; looks through its children &lt;Route&gt;s and</text:span></text:p>
        </text:list-item>
        <text:list-item>
          <text:p text:style-name="P7"><text:span text:style-name="T8">            renders the first one that matches the current URL. */</text:span><text:span text:style-name="T9">}</text:span></text:p>
        </text:list-item>
        <text:list-item>
          <text:p text:style-name="P10"><text:span text:style-name="T11">                </text:span><text:span text:style-name="T12">&lt;</text:span><text:span text:style-name="T13">Switch</text:span><text:span text:style-name="T14">&gt;</text:span></text:p>
        </text:list-item>
        <text:list-item>
          <text:p text:style-name="P15"><text:span text:style-name="T16">                    </text:span><text:span text:style-name="T17">&lt;</text:span><text:span text:style-name="T18">Route</text:span><text:span text:style-name="T19"> </text:span><text:span text:style-name="T20">path</text:span><text:span text:style-name="T21">=</text:span><text:span text:style-name="T22">"/about"</text:span><text:span text:style-name="T23">&gt;</text:span></text:p>
        </text:list-item>
        <text:list-item>
          <text:p text:style-name="P24"><text:span text:style-name="T25">                        </text:span><text:span text:style-name="T26">&lt;</text:span><text:span text:style-name="T27">About</text:span><text:span text:style-name="T28"> </text:span><text:span text:style-name="T29">/&gt;</text:span></text:p>
        </text:list-item>
        <text:list-item>
          <text:p text:style-name="P30"><text:span text:style-name="T31">                    </text:span><text:span text:style-name="T32">&lt;/</text:span><text:span text:style-name="T33">Route</text:span><text:span text:style-name="T34">&gt;</text:span></text:p>
        </text:list-item>
        <text:list-item>
          <text:p text:style-name="P35"><text:span text:style-name="T36">                    </text:span><text:span text:style-name="T37">&lt;</text:span><text:span text:style-name="T38">Route</text:span><text:span text:style-name="T39"> </text:span><text:span text:style-name="T40">path</text:span><text:span text:style-name="T41">=</text:span><text:span text:style-name="T42">"/users"</text:span><text:span text:style-name="T43">&gt;</text:span></text:p>
        </text:list-item>
        <text:list-item>
          <text:p text:style-name="P44"><text:span text:style-name="T45">                        </text:span><text:span text:style-name="T46">&lt;</text:span><text:span text:style-name="T47">Users</text:span><text:span text:style-name="T48"> </text:span><text:span text:style-name="T49">/&gt;</text:span></text:p>
        </text:list-item>
        <text:list-item>
          <text:p text:style-name="P50"><text:span text:style-name="T51">                    </text:span><text:span text:style-name="T52">&lt;/</text:span><text:span text:style-name="T53">Route</text:span><text:span text:style-name="T54">&gt;</text:span></text:p>
        </text:list-item>
        <text:list-item>
          <text:p text:style-name="P55"><text:span text:style-name="T56">                    </text:span><text:span text:style-name="T57">&lt;</text:span><text:span text:style-name="T58">Route</text:span><text:span text:style-name="T59"> </text:span><text:span text:style-name="T60">path</text:span><text:span text:style-name="T61">=</text:span><text:span text:style-name="T62">"/"</text:span><text:span text:style-name="T63">&gt;</text:span></text:p>
        </text:list-item>
        <text:list-item>
          <text:p text:style-name="P64"><text:span text:style-name="T65">                        </text:span><text:span text:style-name="T66">&lt;</text:span><text:span text:style-name="T67">Home</text:span><text:span text:style-name="T68"> </text:span><text:span text:style-name="T69">/&gt;</text:span></text:p>
        </text:list-item>
        <text:list-item>
          <text:p text:style-name="P70"><text:span text:style-name="T71">                    </text:span><text:span text:style-name="T72">&lt;/</text:span><text:span text:style-name="T73">Route</text:span><text:span text:style-name="T74">&gt;</text:span></text:p>
        </text:list-item>
        <text:list-item>
          <text:p text:style-name="P75"><text:span text:style-name="T76">                </text:span><text:span text:style-name="T77">&lt;/</text:span><text:span text:style-name="T78">Switch</text:span><text:span text:style-name="T79">&gt;</text:span></text:p>
        </text:list-item>
        <text:list-item>
          <text:p text:style-name="P80">Don’t put path “/” first otherwise everything will get match to it</text:p>
        </text:list-item>
      </text:list>
      <text:h text:style-name="Heading2" text:outline-level="2">Things to remember for React</text:h>
      <text:h text:style-name="Heading3" text:outline-level="3">React Router</text:h>
      <text:list text:style-name="LFO7" text:continue-numbering="true">
        <text:list-item>
          <text:p text:style-name="P81">Router needs to wrap to entire app so that useContext doesn’t reload everytime you enter new website</text:p>
          <text:list text:continue-numbering="true">
            <text:list-item>
              <text:p text:style-name="P82">So need to wrap Router around entire app</text:p>
            </text:list-item>
            <text:list-item>
              <text:p text:style-name="P83"><text:a xlink:href="https://stackoverflow.com/questions/33964566/react-router-is-refreshing-page-when-i-follow-a-route-using-a-tag" office:target-frame-name="_top" xlink:show="replace"><text:span text:style-name="Hyperlink">javascript - React-Router is refreshing page when I follow a route using &lt;a&gt; tag - Stack Overflow</text:span></text:a></text:p>
            </text:list-item>
          </text:list>
        </text:list-item>
      </text:list>
      <text:h text:style-name="Heading3" text:outline-level="3">Update object inside array</text:h>
      <text:p text:style-name="P84"><text:span text:style-name="T85">let</text:span><text:span text:style-name="T86"> </text:span><text:span text:style-name="T87">handleClick</text:span><text:span text:style-name="T88"> = () </text:span><text:span text:style-name="T89">=&gt;</text:span><text:span text:style-name="T90"> {</text:span></text:p>
      <text:p text:style-name="P91"><text:span text:style-name="T92">        </text:span><text:span text:style-name="T93">/*  how to find item</text:span></text:p>
      <text:p text:style-name="P94"><text:span text:style-name="T95">            https://developer.mozilla.org/en-US/docs/Web/JavaScript/Reference/Global_Objects/Array/find</text:span></text:p>
      <text:p text:style-name="P96"><text:span text:style-name="T97">            https://developer.mozilla.org/en-US/docs/Web/JavaScript/Reference/Global_Objects/Array/indexOf</text:span></text:p>
      <text:p text:style-name="P98"><text:span text:style-name="T99">        */</text:span></text:p>
      <text:p text:style-name="P100"><text:span text:style-name="T101">        </text:span><text:span text:style-name="T102">let</text:span><text:span text:style-name="T103"> </text:span><text:span text:style-name="T104">object</text:span><text:span text:style-name="T105"> = </text:span><text:span text:style-name="T106">cart</text:span><text:span text:style-name="T107">.</text:span><text:span text:style-name="T108">find</text:span><text:span text:style-name="T109">(</text:span><text:span text:style-name="T110">item</text:span><text:span text:style-name="T111"> </text:span><text:span text:style-name="T112">=&gt;</text:span><text:span text:style-name="T113"> </text:span><text:span text:style-name="T114">item</text:span><text:span text:style-name="T115">.</text:span><text:span text:style-name="T116">id</text:span><text:span text:style-name="T117"> == </text:span><text:span text:style-name="T118">id</text:span><text:span text:style-name="T119">)</text:span></text:p>
      <text:p text:style-name="P120"><text:span text:style-name="T121">        </text:span><text:span text:style-name="T122">let</text:span><text:span text:style-name="T123"> </text:span><text:span text:style-name="T124">index</text:span><text:span text:style-name="T125"> = </text:span><text:span text:style-name="T126">cart</text:span><text:span text:style-name="T127">.</text:span><text:span text:style-name="T128">indexOf</text:span><text:span text:style-name="T129">(</text:span><text:span text:style-name="T130">object</text:span><text:span text:style-name="T131">)</text:span></text:p>
      <text:p text:style-name="P132"><text:span text:style-name="T133">        </text:span><text:span text:style-name="T134">alert</text:span><text:span text:style-name="T135">(</text:span><text:span text:style-name="T136">"Object is is "</text:span><text:span text:style-name="T137"> + </text:span><text:span text:style-name="T138">id</text:span><text:span text:style-name="T139">)</text:span></text:p>
      <text:p text:style-name="P140"><text:span text:style-name="T141">        </text:span><text:span text:style-name="T142">if</text:span><text:span text:style-name="T143">(</text:span><text:span text:style-name="T144">index</text:span><text:span text:style-name="T145">==-</text:span><text:span text:style-name="T146">1</text:span><text:span text:style-name="T147">) {</text:span></text:p>
      <text:p text:style-name="P148"><text:span text:style-name="T149">            </text:span><text:span text:style-name="T150">let</text:span><text:span text:style-name="T151"> </text:span><text:span text:style-name="T152">newCart</text:span><text:span text:style-name="T153"> = [...</text:span><text:span text:style-name="T154">cart</text:span><text:span text:style-name="T155">]</text:span></text:p>
      <text:p text:style-name="P156"><text:span text:style-name="T157">            </text:span><text:span text:style-name="T158">alert</text:span><text:span text:style-name="T159">(</text:span><text:span text:style-name="T160">"item not found"</text:span><text:span text:style-name="T161">)</text:span></text:p>
      <text:p text:style-name="P162"><text:span text:style-name="T163">            </text:span><text:span text:style-name="T164">newCart</text:span><text:span text:style-name="T165">.</text:span><text:span text:style-name="T166">push</text:span><text:span text:style-name="T167">({</text:span><text:span text:style-name="T168">id</text:span><text:span text:style-name="T169">, </text:span><text:span text:style-name="T170">quantity:</text:span><text:span text:style-name="T171">1</text:span><text:span text:style-name="T172">})</text:span></text:p>
      <text:p text:style-name="P173"><text:span text:style-name="T174">            </text:span><text:span text:style-name="T175">setCart</text:span><text:span text:style-name="T176">(</text:span><text:span text:style-name="T177">newCart</text:span><text:span text:style-name="T178">)</text:span></text:p>
      <text:p text:style-name="P179">        } </text:p>
      <text:p text:style-name="P180"><text:span text:style-name="T181">        </text:span><text:span text:style-name="T182">else</text:span><text:span text:style-name="T183"> {</text:span></text:p>
      <text:p text:style-name="P184"><text:span text:style-name="T185">            </text:span><text:span text:style-name="T186">let</text:span><text:span text:style-name="T187"> </text:span><text:span text:style-name="T188">newCart</text:span><text:span text:style-name="T189"> = [...</text:span><text:span text:style-name="T190">cart</text:span><text:span text:style-name="T191">]</text:span></text:p>
      <text:p text:style-name="P192"><text:span text:style-name="T193">            </text:span><text:span text:style-name="T194">alert</text:span><text:span text:style-name="T195">(</text:span><text:span text:style-name="T196">'item found '</text:span><text:span text:style-name="T197"> + </text:span><text:span text:style-name="T198">newCart</text:span><text:span text:style-name="T199">[</text:span><text:span text:style-name="T200">index</text:span><text:span text:style-name="T201">].</text:span><text:span text:style-name="T202">quantity</text:span><text:span text:style-name="T203">)</text:span></text:p>
      <text:p text:style-name="P204"><text:span text:style-name="T205">            </text:span><text:span text:style-name="T206">newCart</text:span><text:span text:style-name="T207">[</text:span><text:span text:style-name="T208">index</text:span><text:span text:style-name="T209">].</text:span><text:span text:style-name="T210">quantity</text:span><text:span text:style-name="T211"> = </text:span><text:span text:style-name="T212">cart</text:span><text:span text:style-name="T213">[</text:span><text:span text:style-name="T214">index</text:span><text:span text:style-name="T215">].</text:span><text:span text:style-name="T216">quantity</text:span><text:span text:style-name="T217"> +</text:span><text:span text:style-name="T218">1</text:span><text:span text:style-name="T219">;</text:span></text:p>
      <text:p text:style-name="P220"><text:span text:style-name="T221">            </text:span><text:span text:style-name="T222">setCart</text:span><text:span text:style-name="T223">(</text:span><text:span text:style-name="T224">newCart</text:span><text:span text:style-name="T225">)</text:span></text:p>
      <text:p text:style-name="P226">        }</text:p>
      <text:p text:style-name="P227">        </text:p>
      <text:p text:style-name="P228">    }</text:p>
      <text:p text:style-name="Normal"/>
      <text:h text:style-name="Heading1" text:outline-level="1">IBM React app architecture</text:h>
      <text:section text:name="Sect1" text:style-name="S1">
        <text:p text:style-name="Normal">Index</text:p>
        <text:list text:style-name="LFO5" text:continue-numbering="true">
          <text:list-item>
            <text:p text:style-name="P229">AppContextWrapper</text:p>
          </text:list-item>
        </text:list>
        <text:p text:style-name="Normal">AppContextWrapper</text:p>
        <text:list text:style-name="LFO5" text:continue-numbering="true">
          <text:list-item>
            <text:p text:style-name="P230">&lt;AppContextProvider&gt;</text:p>
            <text:list text:continue-numbering="true">
              <text:list-item>
                <text:p text:style-name="P231">App</text:p>
              </text:list-item>
            </text:list>
          </text:list-item>
        </text:list>
        <text:p text:style-name="Normal">App</text:p>
        <text:list text:style-name="LFO5" text:continue-numbering="true">
          <text:list-item>
            <text:p text:style-name="P232">&lt;Router&gt;</text:p>
            <text:list text:continue-numbering="true">
              <text:list-item>
                <text:p text:style-name="P233">NavBar</text:p>
              </text:list-item>
              <text:list-item>
                <text:p text:style-name="P234">&lt;Route&gt;</text:p>
                <text:list text:continue-numbering="true">
                  <text:list-item>
                    <text:p text:style-name="P235">AboutPage</text:p>
                  </text:list-item>
                  <text:list-item>
                    <text:p text:style-name="P236">UsersPage</text:p>
                  </text:list-item>
                  <text:list-item>
                    <text:p text:style-name="P237">CartPage</text:p>
                  </text:list-item>
                  <text:list-item>
                    <text:p text:style-name="P238">HomePage</text:p>
                  </text:list-item>
                </text:list>
              </text:list-item>
            </text:list>
          </text:list-item>
        </text:list>
        <text:p text:style-name="Normal">NavBar</text:p>
        <text:list text:style-name="LFO4" text:continue-numbering="true">
          <text:list-item>
            <text:p text:style-name="P239">AppMenu</text:p>
          </text:list-item>
        </text:list>
        <text:p text:style-name="Normal">UsersPage</text:p>
        <text:p text:style-name="Normal"/>
        <text:p text:style-name="Normal">HomePage</text:p>
        <text:list text:style-name="LFO4" text:continue-numbering="true">
          <text:list-item>
            <text:p text:style-name="P240">&lt;Grid&gt;</text:p>
            <text:list text:continue-numbering="true">
              <text:list-item>
                <text:p text:style-name="P241">Order</text:p>
              </text:list-item>
            </text:list>
          </text:list-item>
        </text:list>
        <text:p text:style-name="Normal">Order</text:p>
        <text:list text:style-name="LFO4" text:continue-numbering="true">
          <text:list-item>
            <text:p text:style-name="P242">OrderDetails</text:p>
          </text:list-item>
        </text:list>
        <text:p text:style-name="Normal">OrderDetails</text:p>
        <text:list text:style-name="LFO4" text:continue-numbering="true">
          <text:list-item>
            <text:p text:style-name="P243">OrderActions</text:p>
          </text:list-item>
        </text:list>
        <text:p text:style-name="Normal">CartPage</text:p>
      </text:section>
      <text:section text:name="Sect2" text:style-name="S2">
        <text:p text:style-name="Normal"/>
        <text:h text:style-name="Heading3" text:outline-level="3">Props passed:</text:h>
        <text:p text:style-name="Normal">Home -&gt; Order (orders from orderInfo)<text:s/>-&gt; OrderDetails(order)</text:p>
        <text:p text:style-name="Normal">order</text:p>
        <text:list text:style-name="LFO4" text:continue-numbering="true">
          <text:list-item>
            <text:p text:style-name="P244">href, name, description, price, id</text:p>
          </text:list-item>
        </text:list>
        <text:p text:style-name="Normal"/>
        <text:p text:style-name="Normal"/>
        <text:p text:style-name="Normal"><text:tab/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ai L Nguyen</meta:initial-creator>
    <dc:creator>Khai L Nguyen</dc:creator>
    <meta:creation-date>2021-05-31T05:48:00Z</meta:creation-date>
    <dc:date>2021-05-31T05:48:00Z</dc:date>
    <meta:print-date>2021-05-31T05:47:00Z</meta:print-date>
    <meta:template xlink:href="Normal.dotm" xlink:type="simple"/>
    <meta:editing-cycles>2</meta:editing-cycles>
    <meta:editing-duration>PT0S</meta:editing-duration>
    <meta:document-statistic meta:page-count="1" meta:paragraph-count="4" meta:word-count="345" meta:character-count="2308" meta:row-count="16" meta:non-whitespace-character-count="1967"/>
  </office:meta>
</office:document-meta>
</file>